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24787"/>
          <table:table-cell office:value-type="float" office:value="0.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7.0"/>
          <table:table-cell office:value-type="float" office:value="18313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97562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7.0"/>
          <table:table-cell office:value-type="float" office:value="18313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0864"/>
          <table:table-cell office:value-type="float" office:value="0.1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232.0"/>
          <table:table-cell office:value-type="float" office:value="16918.0"/>
          <table:table-cell office:value-type="string">
            <text:p/>
          </table:table-cell>
          <table:table-cell office:value-type="float" office:value="12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89481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7.0"/>
          <table:table-cell office:value-type="float" office:value="18313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6776"/>
          <table:table-cell office:value-type="float" office:value="0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7.0"/>
          <table:table-cell office:value-type="float" office:value="18313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54528"/>
          <table:table-cell office:value-type="float" office:value="0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232.0"/>
          <table:table-cell office:value-type="float" office:value="16918.0"/>
          <table:table-cell office:value-type="string">
            <text:p/>
          </table:table-cell>
          <table:table-cell office:value-type="float" office:value="12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60907"/>
          <table:table-cell office:value-type="float" office:value="0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7.0"/>
          <table:table-cell office:value-type="float" office:value="18313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2618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7.0"/>
          <table:table-cell office:value-type="float" office:value="18313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15253"/>
          <table:table-cell office:value-type="float" office:value="0.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232.0"/>
          <table:table-cell office:value-type="float" office:value="16918.0"/>
          <table:table-cell office:value-type="string">
            <text:p/>
          </table:table-cell>
          <table:table-cell office:value-type="float" office:value="12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02364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9.0"/>
          <table:table-cell office:value-type="float" office:value="18315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2794"/>
          <table:table-cell office:value-type="float" office:value="0.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9.0"/>
          <table:table-cell office:value-type="float" office:value="18315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7042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234.0"/>
          <table:table-cell office:value-type="float" office:value="16920.0"/>
          <table:table-cell office:value-type="string">
            <text:p/>
          </table:table-cell>
          <table:table-cell office:value-type="float" office:value="12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1465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6.0"/>
          <table:table-cell office:value-type="float" office:value="18312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15983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26.0"/>
          <table:table-cell office:value-type="float" office:value="18312.0"/>
          <table:table-cell office:value-type="string">
            <text:p/>
          </table:table-cell>
          <table:table-cell office:value-type="float" office:value="139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95332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231.0"/>
          <table:table-cell office:value-type="float" office:value="16917.0"/>
          <table:table-cell office:value-type="string">
            <text:p/>
          </table:table-cell>
          <table:table-cell office:value-type="float" office:value="12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06319"/>
          <table:table-cell office:value-type="float" office:value="0.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13811"/>
          <table:table-cell office:value-type="float" office:value="0.084"/>
          <table:table-cell office:value-type="float" office:value="0.01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46.0"/>
          <table:table-cell office:value-type="float" office:value="4594.0"/>
          <table:table-cell office:value-type="float" office:value="12984.0"/>
          <table:table-cell office:value-type="float" office:value="101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.81414"/>
          <table:table-cell office:value-type="float" office:value="2.534"/>
          <table:table-cell office:value-type="float" office:value="2.43"/>
          <table:table-cell office:value-type="float" office:value="71136.0"/>
          <table:table-cell office:value-type="float" office:value="0.0"/>
          <table:table-cell office:value-type="float" office:value="171.0"/>
          <table:table-cell office:value-type="float" office:value="12124.0"/>
          <table:table-cell office:value-type="float" office:value="83436.0"/>
          <table:table-cell office:value-type="float" office:value="4153.0"/>
          <table:table-cell office:value-type="float" office:value="11141.0"/>
          <table:table-cell office:value-type="float" office:value="10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57584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4866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7614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1.0"/>
          <table:table-cell office:value-type="float" office:value="6918.0"/>
          <table:table-cell office:value-type="string">
            <text:p/>
          </table:table-cell>
          <table:table-cell office:value-type="float" office:value="510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44369"/>
          <table:table-cell office:value-type="float" office:value="0.433"/>
          <table:table-cell office:value-type="float" office:value="0.37"/>
          <table:table-cell office:value-type="float" office:value="2757.0"/>
          <table:table-cell office:value-type="float" office:value="0.0"/>
          <table:table-cell office:value-type="float" office:value="340.0"/>
          <table:table-cell office:value-type="float" office:value="22306.0"/>
          <table:table-cell office:value-type="float" office:value="25144.0"/>
          <table:table-cell office:value-type="float" office:value="4594.0"/>
          <table:table-cell office:value-type="float" office:value="12996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24616"/>
          <table:table-cell office:value-type="float" office:value="0.91"/>
          <table:table-cell office:value-type="float" office:value="0.83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6.0"/>
          <table:table-cell office:value-type="float" office:value="66250.0"/>
          <table:table-cell office:value-type="float" office:value="4594.0"/>
          <table:table-cell office:value-type="float" office:value="12996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33.5481"/>
          <table:table-cell office:value-type="float" office:value="33.256"/>
          <table:table-cell office:value-type="float" office:value="33.14"/>
          <table:table-cell office:value-type="float" office:value="921200.0"/>
          <table:table-cell office:value-type="float" office:value="0.0"/>
          <table:table-cell office:value-type="float" office:value="4655.0"/>
          <table:table-cell office:value-type="float" office:value="603503.0"/>
          <table:table-cell office:value-type="float" office:value="1524966.0"/>
          <table:table-cell office:value-type="float" office:value="4153.0"/>
          <table:table-cell office:value-type="float" office:value="11153.0"/>
          <table:table-cell office:value-type="float" office:value="10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07948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34918"/>
          <table:table-cell office:value-type="float" office:value="0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2124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0.0"/>
          <table:table-cell office:value-type="float" office:value="6917.0"/>
          <table:table-cell office:value-type="string">
            <text:p/>
          </table:table-cell>
          <table:table-cell office:value-type="float" office:value="510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94851"/>
          <table:table-cell office:value-type="float" office:value="0.088"/>
          <table:table-cell office:value-type="float" office:value="0.03"/>
          <table:table-cell office:value-type="float" office:value="351.0"/>
          <table:table-cell office:value-type="float" office:value="0.0"/>
          <table:table-cell office:value-type="float" office:value="4.0"/>
          <table:table-cell office:value-type="float" office:value="231.0"/>
          <table:table-cell office:value-type="float" office:value="648.0"/>
          <table:table-cell office:value-type="float" office:value="4594.0"/>
          <table:table-cell office:value-type="float" office:value="12989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7174"/>
          <table:table-cell office:value-type="float" office:value="0.089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77.0"/>
          <table:table-cell office:value-type="float" office:value="4594.0"/>
          <table:table-cell office:value-type="float" office:value="12989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8.00345"/>
          <table:table-cell office:value-type="float" office:value="7.767"/>
          <table:table-cell office:value-type="float" office:value="7.67"/>
          <table:table-cell office:value-type="float" office:value="191610.0"/>
          <table:table-cell office:value-type="float" office:value="0.0"/>
          <table:table-cell office:value-type="float" office:value="419.0"/>
          <table:table-cell office:value-type="float" office:value="34949.0"/>
          <table:table-cell office:value-type="float" office:value="226703.0"/>
          <table:table-cell office:value-type="float" office:value="4153.0"/>
          <table:table-cell office:value-type="float" office:value="11146.0"/>
          <table:table-cell office:value-type="float" office:value="10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11494.0"/>
          <table:table-cell office:value-type="float" office:value="8066.0"/>
          <table:table-cell office:value-type="float" office:value="5481.0"/>
          <table:table-cell office:value-type="float" office:value="6837.0"/>
          <table:table-cell office:value-type="float" office:value="6792.0"/>
          <table:table-cell office:value-type="float" office:value="18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office:value-type="string">
            <text:p/>
          </table:table-cell>
          <table:table-cell table:formula="of:=AVERAGE([Instances.AO3:Instances.AO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